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Standard" style:list-style-name="L2"/>
    <style:style style:name="P5" style:family="paragraph" style:parent-style-name="Standard" style:list-style-name="L2">
      <style:text-properties officeooo:rsid="0002c2ec" officeooo:paragraph-rsid="0002c2ec"/>
    </style:style>
    <style:style style:name="P6" style:family="paragraph" style:parent-style-name="Text_20_body">
      <style:text-properties officeooo:paragraph-rsid="00098e76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>
      <style:text-properties officeooo:paragraph-rsid="000c2577"/>
    </style:style>
    <style:style style:name="P10" style:family="paragraph" style:parent-style-name="Text_20_body">
      <style:text-properties officeooo:rsid="001796fb" officeooo:paragraph-rsid="000c2577"/>
    </style:style>
    <style:style style:name="P11" style:family="paragraph" style:parent-style-name="Text_20_body">
      <style:text-properties officeooo:rsid="001796fb" officeooo:paragraph-rsid="001cd0a5"/>
    </style:style>
    <style:style style:name="P12" style:family="paragraph" style:parent-style-name="Text_20_body">
      <style:text-properties officeooo:rsid="0029080a" officeooo:paragraph-rsid="0029080a"/>
    </style:style>
    <style:style style:name="P13" style:family="paragraph" style:parent-style-name="Text_20_body">
      <style:text-properties officeooo:rsid="00140416" officeooo:paragraph-rsid="00140416"/>
    </style:style>
    <style:style style:name="P14" style:family="paragraph" style:parent-style-name="Text_20_body">
      <style:text-properties officeooo:rsid="00178e6a" officeooo:paragraph-rsid="00178e6a"/>
    </style:style>
    <style:style style:name="P15" style:family="paragraph" style:parent-style-name="Text_20_body">
      <style:text-properties officeooo:rsid="00178e6a" officeooo:paragraph-rsid="001cd0a5"/>
    </style:style>
    <style:style style:name="P16" style:family="paragraph" style:parent-style-name="Text_20_body">
      <style:text-properties officeooo:rsid="00275c57" officeooo:paragraph-rsid="00275c57"/>
    </style:style>
    <style:style style:name="P17" style:family="paragraph" style:parent-style-name="Text_20_body">
      <style:text-properties officeooo:rsid="0020ff12" officeooo:paragraph-rsid="0020ff12"/>
    </style:style>
    <style:style style:name="P18" style:family="paragraph" style:parent-style-name="Text_20_body">
      <style:text-properties officeooo:rsid="000f5a8d" officeooo:paragraph-rsid="000c2577"/>
    </style:style>
    <style:style style:name="P19" style:family="paragraph" style:parent-style-name="Text_20_body">
      <style:text-properties officeooo:rsid="002a870a" officeooo:paragraph-rsid="002a870a"/>
    </style:style>
    <style:style style:name="P20" style:family="paragraph" style:parent-style-name="Text_20_body">
      <style:text-properties officeooo:rsid="002c75fe" officeooo:paragraph-rsid="002c75fe"/>
    </style:style>
    <style:style style:name="P21" style:family="paragraph" style:parent-style-name="Text_20_body">
      <style:text-properties officeooo:rsid="002572c8" officeooo:paragraph-rsid="002572c8"/>
    </style:style>
    <style:style style:name="P22" style:family="paragraph" style:parent-style-name="Text_20_body">
      <style:text-properties officeooo:rsid="001a3b17" officeooo:paragraph-rsid="001a3b17"/>
    </style:style>
    <style:style style:name="T1" style:family="text">
      <style:text-properties officeooo:rsid="00023cf4"/>
    </style:style>
    <style:style style:name="T2" style:family="text">
      <style:text-properties officeooo:rsid="0004617b"/>
    </style:style>
    <style:style style:name="T3" style:family="text">
      <style:text-properties officeooo:rsid="00047d59"/>
    </style:style>
    <style:style style:name="T4" style:family="text">
      <style:text-properties officeooo:rsid="00075c1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62ef1"/>
    </style:style>
    <style:style style:name="T7" style:family="text">
      <style:text-properties officeooo:rsid="000ab9eb"/>
    </style:style>
    <style:style style:name="T8" style:family="text">
      <style:text-properties officeooo:rsid="00094ea5"/>
    </style:style>
    <style:style style:name="T9" style:family="text">
      <style:text-properties officeooo:rsid="00096c0d"/>
    </style:style>
    <style:style style:name="T10" style:family="text">
      <style:text-properties officeooo:rsid="000675f8"/>
    </style:style>
    <style:style style:name="T11" style:family="text">
      <style:text-properties officeooo:rsid="000c2577"/>
    </style:style>
    <style:style style:name="T12" style:family="text">
      <style:text-properties officeooo:rsid="001bac9e"/>
    </style:style>
    <style:style style:name="T13" style:family="text">
      <style:text-properties officeooo:rsid="001dd2f2"/>
    </style:style>
    <style:style style:name="T14" style:family="text">
      <style:text-properties officeooo:rsid="001238b8"/>
    </style:style>
    <style:style style:name="T15" style:family="text">
      <style:text-properties officeooo:rsid="001baf61"/>
    </style:style>
    <style:style style:name="T16" style:family="text">
      <style:text-properties officeooo:rsid="001cd0a5"/>
    </style:style>
    <style:style style:name="T17" style:family="text">
      <style:text-properties officeooo:rsid="0028d5a6"/>
    </style:style>
    <style:style style:name="T18" style:family="text">
      <style:text-properties officeooo:rsid="002d649a"/>
    </style:style>
    <style:style style:name="T19" style:family="text">
      <style:text-properties officeooo:rsid="00231a8e"/>
    </style:style>
    <style:style style:name="T20" style:family="text">
      <style:text-properties officeooo:rsid="0024db0d"/>
    </style:style>
    <style:style style:name="T21" style:family="text">
      <style:text-properties officeooo:rsid="0029a9c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Interface client :</text:p>
      <text:p text:style-name="Standard"/>
      <text:list text:style-name="L1">
        <text:list-item>
          <text:p text:style-name="P2">Découverte et lecture de vidéos </text:p>
        </text:list-item>
        <text:list-item>
          <text:p text:style-name="P2">Interaction avec les vidéos (likes, commentaires) </text:p>
        </text:list-item>
        <text:list-item>
          <text:p text:style-name="P3">Recommandations personnalisées <text:span text:style-name="T1">et paramétrable </text:span><text:span text:style-name="T2">(l’utilisateur doit pouvoir filtrer les vidéos en fonction de leurs tags, durées…)</text:span></text:p>
        </text:list-item>
      </text:list>
      <text:p text:style-name="Text_20_body"><text:span text:style-name="T3">Te</text:span>chnologies : <text:span text:style-name="T4">HTML, CSS et JavaScript simple et basique</text:span></text:p>
      <text:p text:style-name="Standard"/>
      <text:p text:style-name="Standard"><text:tab/><text:span text:style-name="T5">Serveur algorithme :</text:span></text:p>
      <text:p text:style-name="Standard"/>
      <text:list text:style-name="L2">
        <text:list-item>
          <text:p text:style-name="P4">Système de recommandation basé sur les préférences des utilisateurs </text:p>
        </text:list-item>
        <text:list-item>
          <text:p text:style-name="P5">pas d’IA : fonction des vidéos (vues, likes, commentaires, tags, région) et du client (tags préférés, vidéos déjà visionnées, durée vidéo)</text:p>
        </text:list-item>
      </text:list>
      <text:p text:style-name="Standard"/>
      <text:p text:style-name="P6"><text:span text:style-name="T3">Te</text:span>chnologies : <text:span text:style-name="T6">Python </text:span><text:span text:style-name="T7">(avec Flask)</text:span><text:span text:style-name="T6">, </text:span><text:span text:style-name="T8">SQL </text:span><text:span text:style-name="T9">(avec dBeaver, </text:span>Postgres<text:span text:style-name="T9">)</text:span></text:p>
      <text:p text:style-name="Standard"/>
      <text:p text:style-name="Standard"><text:tab/><text:span text:style-name="T5">Serveur créateur/hébergeur : </text:span></text:p>
      <text:p text:style-name="Standard"/>
      <text:list text:style-name="L3">
        <text:list-item>
          <text:p text:style-name="P7">Téléchargement et gestion des vidéos </text:p>
        </text:list-item>
        <text:list-item>
          <text:p text:style-name="P8">Stockage et diffusion des vidéos</text:p>
        </text:list-item>
      </text:list>
      <text:p text:style-name="P9"><text:span text:style-name="T3">Te</text:span>chnologies : Node.<text:span text:style-name="T10">js ? </text:span><text:span text:style-name="T11">Ou </text:span><text:span text:style-name="T6">Python </text:span><text:span text:style-name="T7">(avec Flask) ?</text:span></text:p>
      <text:p text:style-name="P9"/>
      <text:p text:style-name="P9"/>
      <text:p text:style-name="P9"/>
      <text:p text:style-name="P10"/>
      <text:p text:style-name="P11">Utilisateurs :paramètres, <text:s/>commentaires, <text:span text:style-name="T12">compte les vues </text:span><text:span text:style-name="T13">(si pas en session??)</text:span><text:span text:style-name="T12">,</text:span></text:p>
      <text:p text:style-name="P11"><text:span text:style-name="T14">page utilisateurs : upload et gestion des vidéos si login </text:span>et possède serveur<text:span text:style-name="T14">, affichage des vidéos</text:span></text:p>
      <text:p text:style-name="P12">flash messages</text:p>
      <text:p text:style-name="P13"/>
      <text:p text:style-name="P14">database : </text:p>
      <text:p text:style-name="P14">- date d’upload originale des vidéos, et dernière update de vidéo</text:p>
      <text:p text:style-name="P14">- tableau playlist (watch later + historique+ custom…) relie video, user, nom playlist</text:p>
      <text:p text:style-name="P15">- <text:span text:style-name="T15">abonnement</text:span><text:span text:style-name="T16">s</text:span></text:p>
      <text:p text:style-name="P15">- <text:span text:style-name="T17">tags des vidéos</text:span></text:p>
      <text:p text:style-name="P14"/>
      <text:p text:style-name="P16">Hébergeur :</text:p>
      <text:p text:style-name="P16">- L’hébergeur peut <text:span text:style-name="T18">gérer ses</text:span> vidéo<text:span text:style-name="T18">s</text:span></text:p>
      <text:p text:style-name="P14"/>
      <text:p text:style-name="P14"><text:soft-page-break/></text:p>
      <text:p text:style-name="P17">likes : </text:p>
      <text:p text:style-name="P17">→ optimiser requete add_like_dislike</text:p>
      <text:p text:style-name="P17">→ <text:span text:style-name="T19">style des likes losque non connecter + info : dire qu’il faut être connect</text:span><text:span text:style-name="T20">é</text:span></text:p>
      <text:p text:style-name="P18"><text:s/>secure_filename() <text:span text:style-name="T21">pour les pseudos et mdp</text:span></text:p>
      <text:p text:style-name="P19">test taille max upload fichier (pfp)</text:p>
      <text:p text:style-name="P20">véri<text:span text:style-name="T18">f</text:span>ier user inputs (login, register, update pfp, update channel_url,...)</text:p>
      <text:p text:style-name="P21">Cloud flare tunnel</text:p>
      <text:p text:style-name="P22">session secret key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13:30:30.011000000</meta:creation-date>
    <dc:date>2025-11-20T15:02:25.935000000</dc:date>
    <meta:editing-duration>P1DT12H20M11S</meta:editing-duration>
    <meta:editing-cycles>47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1" meta:word-count="226" meta:character-count="1470" meta:non-whitespace-character-count="1270"/>
  </office:meta>
</office:document-meta>
</file>